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application/xml" manifest:full-path="Formula-0/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Something</text:h>
      <text:p text:style-name="Text_20_body">I'm writing this now because I have to.<text:line-break/>Not in some "my soul yearns for this and<text:line-break/>I can't help it" way, but in the way that this<text:line-break/>moment is structured as such, that it is<text:line-break/>crystallized this way, me writing this, and later<text:line-break/>you reading it, now for you, later for me,</text:p>
      <text:p text:style-name="Text_20_body">and this tenuous connection mates me<text:line-break/>and you forever, combined with each other, two<text:line-break/>electrons momentarily entwined. Later,<text:line-break/>when I'm dead or far too famous for you, and<text:line-break/>you're in school, reading my words because it is<text:line-break/>required reading, I want you to remember this</text:p>
      <text:p text:style-name="Text_20_body">connection we've always had, this<text:line-break/>spider's thread hanging between you and me.<text:line-break/>Which of us is the spider and which is<text:line-break/>the fly still remains to be seen. To<text:line-break/>eat, perchance to fly: all of that and<text:line-break/>more. We can settle all of this later.</text:p>
      <text:p text:style-name="Text_20_body">Yes, it is you I'm thinking of in your later<text:line-break/>time: you specifically, not another. This<text:line-break/>is true for all <draw:frame text:anchor-type="as-char" style:vertical-pos="middle" style:vertical-rel="text"><draw:object xlink:href="Formula-0/" xlink:type="simple" xlink:show="embed" xlink:actuate="onLoad"/></draw:frame> such that <draw:frame text:anchor-type="as-char" style:vertical-pos="middle" style:vertical-rel="text"><draw:object xlink:href="Formula-1/" xlink:type="simple" xlink:show="embed" xlink:actuate="onLoad"/></draw:frame> and<text:line-break/><draw:frame text:anchor-type="as-char" style:vertical-pos="middle" style:vertical-rel="text"><draw:object xlink:href="Formula-2/" xlink:type="simple" xlink:show="embed" xlink:actuate="onLoad"/></draw:frame> is a real person, though it doesn't bother me<text:line-break/>to write to a fictional figure or to<text:line-break/>a figment, maybe, of my imagination. This is</text:p>
      <text:p text:style-name="Text_20_body">what you are right now, anyway, dear Reader, is<text:line-break/>it not? I'm talking about my now, of course, not later,<text:line-break/>which is your now. Later will be my now too,<text:line-break/>and maybe I'm ultimately writing to a future part of this<text:line-break/>self: you could very well be me.<text:line-break/>In fact, you probably are me, some other version, and</text:p>
      <text:p text:style-name="Text_20_body">I am you in the past, or what you could've been, and<text:line-break/>at the same time, this isn't true. Everything is,<text:line-break/>and nothing isn't. The difference between "you" and "me"<text:line-break/>is in name only. Maybe you'll get this later,<text:line-break/>when you're older, when I'm older, when all of this<text:line-break/>is something we'll look fondly back to,</text:p>
      <text:p text:style-name="Text_20_body">because I do hope to meet you, although much later,<text:line-break/>and I hope your feeling is the same. All this<text:line-break/>talk on me and you and you and me we'll keep between us tw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mething</dc:title>
  </office:meta>
</office:document-meta>
</file>

<file path=Formula-0/content.xml><?xml version="1.0" encoding="utf-8"?>
<math xmlns="http://www.w3.org/1998/Math/MathML" display="inline">
  <mi>x</mi>
</math>
</file>

<file path=Formula-1/content.xml><?xml version="1.0" encoding="utf-8"?>
<math xmlns="http://www.w3.org/1998/Math/MathML" display="inline">
  <mrow>
    <mi>x</mi>
    <mo>&gt;</mo>
    <mn>0</mn>
  </mrow>
</math>
</file>

<file path=Formula-2/content.xml><?xml version="1.0" encoding="utf-8"?>
<math xmlns="http://www.w3.org/1998/Math/MathML" display="inline">
  <mi>x</mi>
</math>
</file>